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subtitle">
      <style:graphic-properties draw:fill-color="#ffffff" fo:min-height="13.61cm"/>
    </style:style>
    <style:style style:name="pr3" style:family="presentation" style:parent-style-name="lyt-brown-notes">
      <style:graphic-properties draw:fill-color="#ffffff" draw:auto-grow-height="true" fo:min-height="12.573cm"/>
    </style:style>
    <style:style style:name="pr4" style:family="presentation" style:parent-style-name="lyt-brown-outline1">
      <style:graphic-properties fo:min-height="13.61cm"/>
    </style:style>
    <style:style style:name="pr5" style:family="presentation" style:parent-style-name="lyt-brown-notes">
      <style:graphic-properties draw:fill-color="#ffffff" fo:min-height="12.322cm"/>
    </style:style>
    <style:style style:name="pr6" style:family="presentation" style:parent-style-name="lyt-brown-title">
      <style:graphic-properties fo:min-height="3.256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7cm" svg:x="1.4cm" svg:y="0.837cm" presentation:class="title">
          <draw:text-box>
            <text:p>RailsConf 2010</text:p>
          </draw:text-box>
        </draw:frame>
        <draw:frame presentation:style-name="pr2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1" draw:layer="layout" svg:width="25.199cm" svg:height="3.507cm" svg:x="1.4cm" svg:y="0.837cm" presentation:class="title">
          <draw:text-box>
            <text:p>Cucumber Testing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Only add to app when you have a failing step</text:p>
              </text:list-item>
              <text:list-item>
                <text:p>In general: NO Message Expectations</text:p>
                <text:list>
                  <text:list-item>
                    <text:p>Network Services - use stubs</text:p>
                  </text:list-item>
                  <text:list-item>
                    <text:p>Web Services - use Fakeweb</text:p>
                  </text:list-item>
                  <text:list-item>
                    <text:p>File System - use Fakefs</text:p>
                  </text:list-item>
                  <text:list-item>
                    <text:p>Time - use Timec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Cucumber Examples</text:p>
          </draw:text-box>
        </draw:frame>
        <draw:frame presentation:style-name="pr4" draw:layer="layout" svg:width="25.199cm" svg:height="15.287cm" svg:x="1.4cm" svg:y="4.914cm" presentation:class="outline" presentation:user-transformed="true">
          <draw:text-box>
            <text:list text:style-name="L2">
              <text:list-header>
                <text:p>Scenario Outline: eating</text:p>
                <text:p><text:s text:c="2"/>Given there are &lt;start&gt; cucumbers</text:p>
                <text:p><text:s text:c="2"/>When I eat &lt;eat&gt; cucumbers</text:p>
                <text:p><text:s text:c="2"/>Then I should have &lt;left&gt; cucumbers</text:p>
                <text:p/>
                <text:p><text:s text:c="2"/>Examples:</text:p>
                <text:p><text:s text:c="4"/>| start | eat | left |</text:p>
                <text:p><text:s text:c="4"/>| <text:s/>12 <text:s text:c="2"/>| <text:s/>5 <text:s/>| <text:s/>7 <text:s text:c="2"/>|</text:p>
                <text:p><text:s text:c="4"/>| <text:s/>20 <text:s text:c="2"/>| <text:s/>5 <text:s/>| <text:s/>15 <text:s/>|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Cucumber Backgrounds</text:p>
          </draw:text-box>
        </draw:frame>
        <draw:frame presentation:style-name="pr4" draw:text-style-name="P1" draw:layer="layout" svg:width="25.199cm" svg:height="14.152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<text:s text:c="2"/></text:span><text:span text:style-name="T1">Background:</text:span></text:p>
                <text:p text:style-name="P1"><text:span text:style-name="T1"><text:s text:c="4"/></text:span><text:span text:style-name="T1">Given a global administrator named "Greg"</text:span></text:p>
                <text:p text:style-name="P1"><text:span text:style-name="T1"><text:s text:c="4"/></text:span><text:span text:style-name="T1">And a blog named "Greg's anti-tax rants"</text:span></text:p>
                <text:p text:style-name="P1"><text:span text:style-name="T1"><text:s text:c="4"/></text:span><text:span text:style-name="T1">And a customer named "Dr. Bill"</text:span></text:p>
                <text:p text:style-name="P1"><text:span text:style-name="T1"><text:s text:c="4"/></text:span><text:span text:style-name="T1">And a blog named "Expensive Therapy" owned by "Dr. Bill"</text:span></text:p>
                <text:p text:style-name="P1"><text:span text:style-name="T1"><text:s text:c="2"/></text:span><text:span text:style-name="T1">Scenario: Dr. Bill posts to his own blog</text:span></text:p>
                <text:p text:style-name="P1"><text:span text:style-name="T1"><text:s text:c="4"/></text:span><text:span text:style-name="T1">Given I am logged in as Dr. Bill</text:span></text:p>
                <text:p text:style-name="P1"><text:span text:style-name="T1"><text:s text:c="4"/></text:span><text:span text:style-name="T1">When I try to post to "Expensive Therapy"</text:span></text:p>
                <text:p text:style-name="P1"><text:span text:style-name="T1"><text:s text:c="4"/></text:span><text:span text:style-name="T1">Then I should see "Your article was published."</text:span></text:p>
                <text:p text:style-name="P1"><text:span text:style-name="T1"><text:s text:c="2"/></text:span><text:span text:style-name="T1">Scenario: Dr. Bill tries to post to somebody else's blog, and fails</text:span></text:p>
                <text:p text:style-name="P1"><text:span text:style-name="T1"><text:s text:c="4"/></text:span><text:span text:style-name="T1">Given I am logged in as Dr. Bill</text:span></text:p>
                <text:p text:style-name="P1"><text:span text:style-name="T1"><text:s text:c="4"/></text:span><text:span text:style-name="T1">When I try to post to "Greg's anti-tax rants"</text:span></text:p>
                <text:p text:style-name="P1"><text:span text:style-name="T1"><text:s text:c="4"/></text:span><text:span text:style-name="T1">Then I should see "Hey! That's not your blog!"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Tags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Feature: Take over the world</text:p>
                <text:p><text:s text:c="2"/>I want it all</text:p>
                <text:p><text:s text:c="2"/>@spanish @french @english</text:p>
                <text:p><text:s text:c="2"/>Scenario: Take over Europe</text:p>
                <text:p><text:s text:c="2"/>@spanish @english</text:p>
                <text:p><text:s text:c="2"/>Scenario: Take over America</text:p>
                <text:p><text:s text:c="2"/>@english</text:p>
                <text:p><text:s text:c="2"/>Scenario: Take over Australia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Hooks – can pass tag args</text:p>
          </draw:text-box>
        </draw:frame>
        <draw:frame presentation:style-name="pr4" draw:text-style-name="P2" draw:layer="layout" svg:width="25.199cm" svg:height="14.897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>Before do</text:span></text:p>
                <text:p text:style-name="P2"><text:span text:style-name="T2"><text:s text:c="2"/></text:span><text:span text:style-name="T2">@browser = Browser.new</text:span></text:p>
                <text:p text:style-name="P2"><text:span text:style-name="T2">end</text:span></text:p>
                <text:p text:style-name="P2"><text:span text:style-name="T2">After do</text:span></text:p>
                <text:p text:style-name="P2"><text:span text:style-name="T2"><text:s text:c="2"/></text:span><text:span text:style-name="T2">@browser.close</text:span></text:p>
                <text:p text:style-name="P2"><text:span text:style-name="T2">end</text:span></text:p>
                <text:p text:style-name="P2"><text:span text:style-name="T2">Around do |scenario, block|</text:span></text:p>
                <text:p text:style-name="P2"><text:span text:style-name="T2"><text:s text:c="2"/></text:span><text:span text:style-name="T2">Timeout.timeout(3) do</text:span></text:p>
                <text:p text:style-name="P2"><text:span text:style-name="T2"><text:s text:c="4"/></text:span><text:span text:style-name="T2">block.call</text:span></text:p>
                <text:p text:style-name="P2"><text:span text:style-name="T2"><text:s text:c="2"/></text:span><text:span text:style-name="T2">end</text:span></text:p>
                <text:p text:style-name="P2"><text:span text:style-name="T2">end</text:span></text:p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Cucumber Macros</text:p>
          </draw:text-box>
        </draw:frame>
        <draw:frame presentation:style-name="pr4" draw:layer="layout" svg:width="25.199cm" svg:height="15.287cm" svg:x="1.4cm" svg:y="4.914cm" presentation:class="outline" presentation:user-transformed="true">
          <draw:text-box>
            <text:list text:style-name="L2">
              <text:list-header>
                <text:p>When /^I order a pizza$/ do</text:p>
                <text:p><text:s text:c="2"/>steps %q{</text:p>
                <text:p><text:s text:c="4"/>When I go to the "order pizza" page</text:p>
                <text:p><text:s text:c="4"/>And I fill in "Name" with "David"</text:p>
                <text:p><text:s text:c="4"/>And I fill in "Address" with "123 Main St"</text:p>
                <text:p><text:s text:c="4"/>And I select "Large" from "Size"</text:p>
                <text:p><text:s text:c="4"/>And I click the "Place Order" button</text:p>
                <text:p><text:s text:c="2"/>}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draw:frame presentation:style-name="pr6" draw:layer="layout" svg:width="25.199cm" svg:height="3.439cm" svg:x="1.4cm" svg:y="0.871cm" presentation:class="title" presentation:user-transformed="true">
          <draw:text-box>
            <text:p>Rack Apps<text:line-break/>FooController.action(:index)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nything that responds to call(env) is rackable</text:p>
                <text:list>
                  <text:list-item>
                    <text:p>Returns response code, headers, body (.each)</text:p>
                  </text:list-item>
                </text:list>
                <text:p>class Hello</text:p>
                <text:p><text:s text:c="2"/>def call(env)</text:p>
                <text:p><text:s text:c="5"/>[200, {'Content-Type' =&gt; 'text/html'}, 'Hello']</text:p>
                <text:p><text:s text:c="2"/>end</text:p>
                <text:p>e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Rack Middleware</text:p>
          </draw:text-box>
        </draw:frame>
        <draw:frame presentation:style-name="pr4" draw:layer="layout" svg:width="25.199cm" svg:height="15.287cm" svg:x="1.4cm" svg:y="4.914cm" presentation:class="outline" presentation:user-transformed="true">
          <draw:text-box>
            <text:list text:style-name="L2">
              <text:list-item>
                <text:p>config.middleware.use FooMiddleware</text:p>
                <text:p>class FooMiddleware</text:p>
                <text:p><text:s text:c="2"/>def initialize(app)</text:p>
                <text:p><text:s text:c="4"/>@app = app</text:p>
                <text:p><text:s text:c="2"/>end</text:p>
                <text:p><text:s text:c="2"/>def call(env)</text:p>
                <text:p><text:s text:c="4"/>@app.call(env) # mung response here</text:p>
                <text:p><text:s text:c="2"/>end</text:p>
                <text:p>e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Mount Rack application using router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Hello = lambda {|env| </text:p>
                <text:p><text:s text:c="2"/>[200, {'Content-Type' =&gt; 'text/html'}, “Hello”]</text:p>
                <text:p>}</text:p>
                <text:p/>
                <text:p>RackApplication::Application.routes.draw do |map|</text:p>
                <text:p><text:s text:c="2"/>match '/hello', :to =&gt; Hello</text:p>
                <text:p><text:s text:c="2"/>map '/' { run RackHello.new }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ActiveSupport::Concern</text:p>
          </draw:text-box>
        </draw:frame>
        <draw:frame presentation:style-name="pr4" draw:text-style-name="P3" draw:layer="layout" svg:width="25.199cm" svg:height="15.297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module Awesomeness</text:span></text:p>
                <text:p text:style-name="P3"><text:span text:style-name="T3"><text:s text:c="2"/></text:span><text:span text:style-name="T3">def self.include(model_klass)</text:span></text:p>
                <text:p text:style-name="P3"><text:span text:style-name="T3"><text:s text:c="4"/></text:span><text:span text:style-name="T3">model_klass.class_eval do</text:span></text:p>
                <text:p text:style-name="P3"><text:span text:style-name="T3"><text:s text:c="6"/></text:span><text:span text:style-name="T3">extend ClassMethods</text:span></text:p>
                <text:p text:style-name="P3"><text:span text:style-name="T3"><text:s text:c="6"/></text:span><text:span text:style-name="T3">include InstanceMethods</text:span></text:p>
                <text:p text:style-name="P3"><text:span text:style-name="T3"><text:s text:c="6"/></text:span><text:span text:style-name="T3">named_scope :awesome, :conditions =&gt; {</text:span></text:p>
                <text:p text:style-name="P3"><text:span text:style-name="T3"><text:s text:c="8"/></text:span><text:span text:style-name="T3">:favorite_language =&gt; 'ruby'</text:span></text:p>
                <text:p text:style-name="P3"><text:span text:style-name="T3"><text:s text:c="6"/></text:span><text:span text:style-name="T3">}</text:span></text:p>
                <text:p text:style-name="P3"><text:span text:style-name="T3"><text:s text:c="4"/></text:span><text:span text:style-name="T3">end</text:span></text:p>
                <text:p text:style-name="P3"><text:span text:style-name="T3"><text:s text:c="2"/></text:span><text:span text:style-name="T3">end</text:span></text:p>
                <text:p text:style-name="P3"><text:span text:style-name="T3">end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ActiveSupport::Concern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header>
                <text:p>module Awesomeness</text:p>
                <text:p><text:s text:c="2"/>extend ActiveSupport::Concern</text:p>
                <text:p><text:s text:c="2"/>included do</text:p>
                <text:p><text:s text:c="4"/>scope :awesome, where(:favorite_language =&gt; 'ruby')</text:p>
                <text:p><text:s text:c="2"/>end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Plugins &amp; Rails - Railties</text:p>
          </draw:text-box>
        </draw:frame>
        <draw:frame presentation:style-name="pr4" draw:layer="layout" svg:width="25.199cm" svg:height="15.287cm" svg:x="1.4cm" svg:y="4.914cm" presentation:class="outline" presentation:user-transformed="true">
          <draw:text-box>
            <text:list text:style-name="L2">
              <text:list-header>
                <text:p>class FancyPlugin &lt; Rails::Railtie</text:p>
                <text:p><text:s text:c="2"/>railtie_name :fancy_plugin</text:p>
                <text:p><text:s text:c="2"/>rake_task do</text:p>
                <text:p><text:s text:c="4"/>load 'fancy_plugin/tasks.rake'</text:p>
                <text:p><text:s text:c="2"/>end</text:p>
                <text:p><text:s text:c="2"/>initializer :set_it_up do |app|</text:p>
                <text:p><text:s text:c="4"/># app.config</text:p>
                <text:p><text:s text:c="2"/>end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Engines – apps within app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header>
                <text:p>class MyEngine &lt; Rails::Engine</text:p>
                <text:p><text:s text:c="2"/>config.middleware.use FooEngine</text:p>
                <text:p><text:s text:c="2"/>config.load_paths &lt;&lt; 'extra/load/path'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Rails3 - Router improvements</text:p>
          </draw:text-box>
        </draw:frame>
        <draw:frame presentation:style-name="pr4" draw:layer="layout" svg:width="25.199cm" svg:height="15.287cm" svg:x="1.4cm" svg:y="4.914cm" presentation:class="outline" presentation:user-transformed="true">
          <draw:text-box>
            <text:list text:style-name="L2">
              <text:list-header>
                <text:p>map.resources :people, :member =&gt; {</text:p>
                <text:p><text:s text:c="2"/>:resend =&gt; :post</text:p>
                <text:p>}</text:p>
                <text:p>resources :people</text:p>
                <text:p><text:s text:c="2"/>member do</text:p>
                <text:p><text:s text:c="4"/>post :resend</text:p>
                <text:p><text:s text:c="2"/>end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draw:frame presentation:style-name="pr6" draw:layer="layout" svg:width="25.199cm" svg:height="3.256cm" svg:x="1.4cm" svg:y="0.962cm" presentation:class="title">
          <draw:text-box>
            <text:p>Rails3 – ActionMailer Improvements</text:p>
          </draw:text-box>
        </draw:frame>
        <draw:frame presentation:style-name="pr4" draw:layer="layout" svg:width="25.199cm" svg:height="15.287cm" svg:x="1.4cm" svg:y="4.914cm" presentation:class="outline" presentation:user-transformed="true">
          <draw:text-box>
            <text:list text:style-name="L2">
              <text:list-item>
                <text:p>Makes mailer API more like controller api</text:p>
                <text:p>class FooMailer</text:p>
                <text:p><text:s text:c="2"/>default :from =&gt; <text:a xlink:href="mailto:'foo@bar.com">'foo@bar.com</text:a>'</text:p>
                <text:p><text:s text:c="2"/>def alert(task)</text:p>
                <text:p><text:s text:c="4"/>@task = task # for the erb view</text:p>
                <text:p><text:s text:c="4"/>mail(:subject =&gt; 'foo', :to =&gt; task.owner.email)</text:p>
                <text:p><text:s text:c="2"/>end</text:p>
                <text:p>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1T11:40:46</meta:creation-date>
    <meta:editing-duration>PT05H20M24S</meta:editing-duration>
    <meta:editing-cycles>18</meta:editing-cycles>
    <dc:date>2010-06-21T17:00:22</dc:date>
    <meta:generator>OpenOffice.org/3.0$Linux OpenOffice.org_project/300m15$Build-9379</meta:gener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